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653in"/>
    </style:style>
    <style:style style:name="Table1.B" style:family="table-column">
      <style:table-column-properties style:column-width="2.5292in"/>
    </style:style>
    <style:style style:name="Table1.C" style:family="table-column">
      <style:table-column-properties style:column-width="2.53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4.0882in"/>
    </style:style>
    <style:style style:name="Table2.B" style:family="table-column">
      <style:table-column-properties style:column-width="2.836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rsid="00021988" officeooo:paragraph-rsid="00021988"/>
    </style:style>
    <style:style style:name="P2" style:family="paragraph" style:parent-style-name="Heading_20_2">
      <style:paragraph-properties fo:keep-with-next="always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text-properties officeooo:rsid="0003e2d4" officeooo:paragraph-rsid="0003e2d4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contextual-spacing="false" style:writing-mode="lr-tb"/>
    </style:style>
    <style:style style:name="P9" style:family="paragraph" style:parent-style-name="Standard">
      <style:text-properties officeooo:rsid="00021988" officeooo:paragraph-rsid="00021988"/>
    </style:style>
    <style:style style:name="P10" style:family="paragraph" style:parent-style-name="Standard">
      <style:text-properties officeooo:rsid="00051e95" officeooo:paragraph-rsid="00051e95"/>
    </style:style>
    <style:style style:name="P11" style:family="paragraph" style:parent-style-name="Standard">
      <style:paragraph-properties fo:break-before="page"/>
      <style:text-properties officeooo:paragraph-rsid="00051e95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T1" style:family="text">
      <style:text-properties officeooo:rsid="00021988"/>
    </style:style>
    <style:style style:name="T2" style:family="text">
      <style:text-properties officeooo:rsid="00051e95"/>
    </style:style>
    <style:style style:name="T3" style:family="text">
      <style:text-properties style:font-name="Liberation Serif" fo:font-size="18pt" fo:font-weight="bold" officeooo:rsid="0003e2d4" style:font-name-asian="Noto Serif CJK SC" style:font-size-asian="18pt" style:font-weight-asian="bold" style:font-name-complex="Noto Sans Devanagari1" style:font-size-complex="18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ESEMPIO CON DOCKERFILE</text:h>
      <text:h text:style-name="Heading_20_2" text:outline-level="2">🔁 Step 1: Esporta il tuo database PostgreSQL</text:h>
      <text:p text:style-name="Text_20_body">Sul tuo sistema locale, usa <text:span text:style-name="Source_20_Text">pg_dump</text:span> per esportare tutto il contenuto del database in un file <text:span text:style-name="Source_20_Text">.sql</text:span>.</text:p>
      <text:p text:style-name="P6"><text:span text:style-name="Source_20_Text">pg_dump -U tuo_utente -h localhost -d nome_database &gt; dump.sql</text:span></text:p>
      <text:p text:style-name="Quotations">Sostituisci <text:span text:style-name="Source_20_Text">tuo_utente</text:span> e <text:span text:style-name="Source_20_Text">nome_database</text:span> con i dati reali. Ti verrà chiesta la password dell'utente PostgreSQL.</text:p>
      <text:p text:style-name="Horizontal_20_Line"/>
      <text:h text:style-name="Heading_20_2" text:outline-level="2">🐳 Step 2: Crea una <text:span text:style-name="Source_20_Text">Dockerfile</text:span></text:h>
      <text:p text:style-name="Text_20_body">Ora prepariamo una Dockerfile per creare un’immagine che contenga PostgreSQL con quel dump già caricato.</text:p>
      <text:h text:style-name="Heading_20_3" text:outline-level="3">📁 Struttura della cartella:</text:h>
      <text:p text:style-name="Preformatted_20_Text">pgsql</text:p>
      <text:p text:style-name="Preformatted_20_Text">CopiaModifica</text:p>
      <text:p text:style-name="P5"><text:span text:style-name="Source_20_Text">/db-docker</text:span></text:p>
      <text:p text:style-name="P7"><text:span text:style-name="Source_20_Text">├── Dockerfile</text:span></text:p>
      <text:p text:style-name="P8"><text:span text:style-name="Source_20_Text">├── init.sql (questo sarà il dump.sql)</text:span></text:p>
      <text:p text:style-name="Text_20_body">Rinomina <text:span text:style-name="Source_20_Text">dump.sql</text:span> in <text:span text:style-name="Source_20_Text">init.sql</text:span> oppure modifica il nome nel Dockerfile.</text:p>
      <text:h text:style-name="Heading_20_3" text:outline-level="3">🧱 Esempio di <text:span text:style-name="Source_20_Text">Dockerfile</text:span>:</text:h>
      <text:p text:style-name="Preformatted_20_Text">Dockerfile</text:p>
      <text:p text:style-name="Preformatted_20_Text">CopiaModifica</text:p>
      <text:p text:style-name="P5"><text:span text:style-name="Source_20_Text">FROM postgres:16</text:span></text:p>
      <text:p text:style-name="P7"/>
      <text:p text:style-name="P7"><text:span text:style-name="Source_20_Text">ENV POSTGRES_DB=nome_database</text:span></text:p>
      <text:p text:style-name="P7"><text:span text:style-name="Source_20_Text">ENV POSTGRES_USER=tuo_utente</text:span></text:p>
      <text:p text:style-name="P7"><text:span text:style-name="Source_20_Text">ENV POSTGRES_PASSWORD=tuapassword</text:span></text:p>
      <text:p text:style-name="P7"/>
      <text:p text:style-name="P8"><text:span text:style-name="Source_20_Text">COPY init.sql /docker-entrypoint-initdb.d/</text:span></text:p>
      <text:p text:style-name="Quotations">Qualsiasi file <text:span text:style-name="Source_20_Text">.sql</text:span> copiato in <text:span text:style-name="Source_20_Text">/docker-entrypoint-initdb.d/</text:span> verrà eseguito automaticamente al primo avvio del container.</text:p>
      <text:p text:style-name="Horizontal_20_Line"/>
      <text:h text:style-name="Heading_20_2" text:outline-level="2">🛠 Step 3: Costruisci l’immagine</text:h>
      <text:p text:style-name="Text_20_body">Vai nella directory dove si trova la Dockerfile e costruisci l'immagine:</text:p>
      <text:p text:style-name="Preformatted_20_Text">bash</text:p>
      <text:p text:style-name="Preformatted_20_Text"><text:soft-page-break/>CopiaModifica</text:p>
      <text:p text:style-name="P6"><text:span text:style-name="Source_20_Text">docker build -t mio-postgres .</text:span></text:p>
      <text:p text:style-name="Horizontal_20_Line"/>
      <text:h text:style-name="Heading_20_2" text:outline-level="2">🚀 Step 4: Avvia il container</text:h>
      <text:p text:style-name="Text_20_body">Ora puoi creare il tuo container basato su quell'immagine:</text:p>
      <text:p text:style-name="Preformatted_20_Text">bash</text:p>
      <text:p text:style-name="Preformatted_20_Text">CopiaModifica</text:p>
      <text:p text:style-name="P6"><text:span text:style-name="Source_20_Text">docker run --name pg-dump-container -p 5432:5432 -d mio-postgres</text:span></text:p>
      <text:p text:style-name="Horizontal_20_Line"/>
      <text:h text:style-name="Heading_20_2" text:outline-level="2">✅ Risultato</text:h>
      <text:p text:style-name="Text_20_body">Ora hai un container Docker PostgreSQL che contiene una copia del tuo database locale.</text:p>
      <text:p text:style-name="Standard"/>
      <text:p text:style-name="P11"><text:span text:style-name="T3">SPIEGAZIONI</text:span><text:span text:style-name="T2"><text:line-break/><text:line-break/></text:span>🚧 1. Cos’è un <text:span text:style-name="Source_20_Text">Dockerfile</text:span>?</text:p>
      <text:p text:style-name="Text_20_body">Il <text:span text:style-name="Source_20_Text">Dockerfile</text:span> serve per <text:span text:style-name="Strong_20_Emphasis">creare un'immagine personalizzata</text:span>. Dentro ci scrivi le istruzioni su come costruire quell'immagine (es. installare software, copiare file, settare variabili, ecc.).</text:p>
      <text:h text:style-name="Heading_20_3" text:outline-level="3">✅ <text:span text:style-name="Strong_20_Emphasis">Quando usarlo</text:span></text:h>
      <text:list text:style-name="L2">
        <text:list-item>
          <text:p text:style-name="P13">Quando vuoi <text:span text:style-name="Strong_20_Emphasis">personalizzare un'immagine Docker</text:span>.</text:p>
        </text:list-item>
        <text:list-item>
          <text:p text:style-name="P13">Quando vuoi distribuire o salvare un'immagine con il tuo software già installato/configurato.</text:p>
        </text:list-item>
        <text:list-item>
          <text:p text:style-name="P13">Quando vuoi fare il <text:span text:style-name="Strong_20_Emphasis">build una volta sola</text:span> e poi usare sempre quell’immagine già pronta.</text:p>
        </text:list-item>
      </text:list>
      <text:h text:style-name="Heading_20_3" text:outline-level="3">🧱 Esempio d'uso:</text:h>
      <text:p text:style-name="Text_20_body">Hai bisogno di un container PostgreSQL che abbia già dentro un dump del database. Usi il <text:span text:style-name="Source_20_Text">Dockerfile</text:span> per crearlo una volta, e poi puoi avviarlo ovunque.</text:p>
      <text:p text:style-name="Horizontal_20_Line"/>
      <text:h text:style-name="Heading_20_2" text:outline-level="2">📦 2. Cos’è <text:span text:style-name="Source_20_Text">docker-compose</text:span>?</text:h>
      <text:p text:style-name="Text_20_body"><text:span text:style-name="Source_20_Text">docker-compose</text:span> è uno strumento per <text:span text:style-name="Strong_20_Emphasis">orchestrare più container</text:span>. Usi un file YAML per definire <text:span text:style-name="Strong_20_Emphasis">i servizi</text:span>, come si collegano, le porte, le variabili d’ambiente, i volumi, ecc.</text:p>
      <text:h text:style-name="Heading_20_3" text:outline-level="3">✅ <text:span text:style-name="Strong_20_Emphasis">Quando usarlo</text:span></text:h>
      <text:list text:style-name="L3">
        <text:list-item>
          <text:p text:style-name="P14">Quando hai <text:span text:style-name="Strong_20_Emphasis">più servizi</text:span> (es: PostgreSQL + pgAdmin + backend).</text:p>
        </text:list-item>
        <text:list-item>
          <text:p text:style-name="P14">Quando vuoi <text:span text:style-name="Strong_20_Emphasis">gestire facilmente ambienti locali</text:span>.</text:p>
        </text:list-item>
        <text:list-item>
          <text:p text:style-name="P14">Quando vuoi <text:span text:style-name="Strong_20_Emphasis">avviare tutto con un singolo comando</text:span>.</text:p>
        </text:list-item>
        <text:list-item>
          <text:p text:style-name="P14">Quando <text:span text:style-name="Strong_20_Emphasis">non ti serve creare un'immagine personalizzata</text:span>, ma ti bastano quelle ufficiali (es. <text:span text:style-name="Source_20_Text">postgres</text:span>, <text:span text:style-name="Source_20_Text">redis</text:span>, ecc.).</text:p>
        </text:list-item>
      </text:list>
      <text:h text:style-name="Heading_20_3" text:outline-level="3">🧱 Esempio d'uso:</text:h>
      <text:p text:style-name="Text_20_body">Hai un'app che usa PostgreSQL e pgAdmin. Non ti serve personalizzare l'immagine, vuoi solo far partire i container già configurati: usi <text:span text:style-name="Source_20_Text">docker-compose</text:span>.</text:p>
      <text:p text:style-name="Horizontal_20_Line"/>
      <text:h text:style-name="Heading_20_2" text:outline-level="2">🔍 Differenza pratica tra gli esempi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sa</text:p>
            </table:table-cell>
            <table:table-cell table:style-name="Table1.A1" office:value-type="string">
              <text:p text:style-name="Table_20_Heading">Dockerfile</text:p>
            </table:table-cell>
            <table:table-cell table:style-name="Table1.A1" office:value-type="string">
              <text:p text:style-name="Table_20_Heading">Docker Compose</text:p>
            </table:table-cell>
          </table:table-row>
        </table:table-header-rows>
        <table:table-row>
          <table:table-cell table:style-name="Table1.A1" office:value-type="string">
            <text:p text:style-name="Table_20_Contents">Crea immagine personalizzata</text:p>
          </table:table-cell>
          <table:table-cell table:style-name="Table1.A1" office:value-type="string">
            <text:p text:style-name="Table_20_Contents">✅ (con <text:span text:style-name="Source_20_Text">pg_dump</text:span> incluso)</text:p>
          </table:table-cell>
          <table:table-cell table:style-name="Table1.A1" office:value-type="string">
            <text:p text:style-name="Table_20_Contents">❌ (usa immagine <text:span text:style-name="Source_20_Text">postgres</text:span> base)</text:p>
          </table:table-cell>
        </table:table-row>
        <text:soft-page-break/>
        <table:table-row>
          <table:table-cell table:style-name="Table1.A1" office:value-type="string">
            <text:p text:style-name="Table_20_Contents">Usato per più container</text:p>
          </table:table-cell>
          <table:table-cell table:style-name="Table1.A1" office:value-type="string">
            <text:p text:style-name="Table_20_Contents">❌ (uno alla volta)</text:p>
          </table:table-cell>
          <table:table-cell table:style-name="Table1.A1" office:value-type="string">
            <text:p text:style-name="Table_20_Contents">✅ (può gestire db, app, frontend insieme)</text:p>
          </table:table-cell>
        </table:table-row>
        <table:table-row>
          <table:table-cell table:style-name="Table1.A1" office:value-type="string">
            <text:p text:style-name="Table_20_Contents">Autocontenuto</text:p>
          </table:table-cell>
          <table:table-cell table:style-name="Table1.A1" office:value-type="string">
            <text:p text:style-name="Table_20_Contents">✅ (l’immagine ha già tutto dentro)</text:p>
          </table:table-cell>
          <table:table-cell table:style-name="Table1.A1" office:value-type="string">
            <text:p text:style-name="Table_20_Contents">❌ (serve il file <text:span text:style-name="Source_20_Text">.sql</text:span> nella directory)</text:p>
          </table:table-cell>
        </table:table-row>
        <table:table-row>
          <table:table-cell table:style-name="Table1.A1" office:value-type="string">
            <text:p text:style-name="Table_20_Contents">Reusabilità</text:p>
          </table:table-cell>
          <table:table-cell table:style-name="Table1.A1" office:value-type="string">
            <text:p text:style-name="Table_20_Contents">✅ Puoi spostare e usare ovunque</text:p>
          </table:table-cell>
          <table:table-cell table:style-name="Table1.A1" office:value-type="string">
            <text:p text:style-name="Table_20_Contents">✅ Puoi ricreare ambienti facilmente</text:p>
          </table:table-cell>
        </table:table-row>
        <table:table-row>
          <table:table-cell table:style-name="Table1.A1" office:value-type="string">
            <text:p text:style-name="Table_20_Contents">Portabilità del DB</text:p>
          </table:table-cell>
          <table:table-cell table:style-name="Table1.A1" office:value-type="string">
            <text:p text:style-name="Table_20_Contents">✅ Ottimo per versionare e salvare lo stato</text:p>
          </table:table-cell>
          <table:table-cell table:style-name="Table1.A1" office:value-type="string">
            <text:p text:style-name="Table_20_Contents">⚠️ Solo inizializzazione (non update DB)</text:p>
          </table:table-cell>
        </table:table-row>
        <table:table-row>
          <table:table-cell table:style-name="Table1.A1" office:value-type="string">
            <text:p text:style-name="Table_20_Contents">Facilità per sviluppo</text:p>
          </table:table-cell>
          <table:table-cell table:style-name="Table1.A1" office:value-type="string">
            <text:p text:style-name="Table_20_Contents">👌 ma più manuale</text:p>
          </table:table-cell>
          <table:table-cell table:style-name="Table1.A1" office:value-type="string">
            <text:p text:style-name="Table_20_Contents">🔥 super comodo per dev/test</text:p>
          </table:table-cell>
        </table:table-row>
      </table:table>
      <text:p text:style-name="Horizontal_20_Line"/>
      <text:h text:style-name="Heading_20_2" text:outline-level="2">🏁 Quando usare cosa?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ituazione</text:p>
            </table:table-cell>
            <table:table-cell table:style-name="Table2.A1" office:value-type="string">
              <text:p text:style-name="Table_20_Heading">Meglio usare</text:p>
            </table:table-cell>
          </table:table-row>
        </table:table-header-rows>
        <table:table-row>
          <table:table-cell table:style-name="Table2.A1" office:value-type="string">
            <text:p text:style-name="Table_20_Contents">Vuoi creare un’immagine con un database già caricato, pronta all’uso (per altri dev, backup, distribuzione)</text:p>
          </table:table-cell>
          <table:table-cell table:style-name="Table2.A1" office:value-type="string">
            <text:p text:style-name="Table_20_Contents">✅ <text:span text:style-name="Strong_20_Emphasis">Dockerfile</text:span></text:p>
          </table:table-cell>
        </table:table-row>
        <table:table-row>
          <table:table-cell table:style-name="Table2.A1" office:value-type="string">
            <text:p text:style-name="Table_20_Contents">Vuoi avviare un ambiente completo con database, backend, frontend, Redis, ecc.</text:p>
          </table:table-cell>
          <table:table-cell table:style-name="Table2.A1" office:value-type="string">
            <text:p text:style-name="Table_20_Contents">✅ <text:span text:style-name="Strong_20_Emphasis">docker-compose</text:span></text:p>
          </table:table-cell>
        </table:table-row>
        <table:table-row>
          <table:table-cell table:style-name="Table2.A1" office:value-type="string">
            <text:p text:style-name="Table_20_Contents">Stai testando localmente un'app e vuoi cambiare configurazioni al volo</text:p>
          </table:table-cell>
          <table:table-cell table:style-name="Table2.A1" office:value-type="string">
            <text:p text:style-name="Table_20_Contents">✅ <text:span text:style-name="Strong_20_Emphasis">docker-compose</text:span></text:p>
          </table:table-cell>
        </table:table-row>
        <table:table-row>
          <table:table-cell table:style-name="Table2.A1" office:value-type="string">
            <text:p text:style-name="Table_20_Contents">Vuoi pubblicare un'immagine su Docker Hub o su un server di produzione</text:p>
          </table:table-cell>
          <table:table-cell table:style-name="Table2.A1" office:value-type="string">
            <text:p text:style-name="Table_20_Contents">✅ <text:span text:style-name="Strong_20_Emphasis">Dockerfile</text:span></text:p>
          </table:table-cell>
        </table:table-row>
        <table:table-row>
          <table:table-cell table:style-name="Table2.A1" office:value-type="string">
            <text:p text:style-name="Table_20_Contents">Lavori su un progetto multi-container con colleghi</text:p>
          </table:table-cell>
          <table:table-cell table:style-name="Table2.A1" office:value-type="string">
            <text:p text:style-name="Table_20_Contents">✅ <text:span text:style-name="Strong_20_Emphasis">docker-compose</text:span> (magari usandolo insieme a <text:span text:style-name="Source_20_Text">Dockerfile</text:span>)</text:p>
          </table:table-cell>
        </table:table-row>
      </table:table>
      <text:p text:style-name="Horizontal_20_Line"/>
      <text:h text:style-name="Heading_20_2" text:outline-level="2">🔧 Combo vincente</text:h>
      <text:p text:style-name="Text_20_body">Molti progetti usano <text:span text:style-name="Strong_20_Emphasis">entrambi insieme</text:span>:</text:p>
      <text:list text:style-name="L4">
        <text:list-item>
          <text:p text:style-name="P15">Un <text:span text:style-name="Source_20_Text">Dockerfile</text:span> per creare l'immagine personalizzata.</text:p>
        </text:list-item>
        <text:list-item>
          <text:p text:style-name="P15">Un <text:span text:style-name="Source_20_Text">docker-compose.yml</text:span> per gestire i servizi e farli comunicare (es. app + db + frontend).</text:p>
        </text:list-item>
      </text:list>
      <text:p text:style-name="P10"/>
      <text:h text:style-name="P2" text:outline-level="2"/>
      <text:h text:style-name="P3" text:outline-level="2"><text:span text:style-name="T1">ESEMPIO CON </text:span>DOCKER_COMPOSE</text:h>
      <text:h text:style-name="P1" text:outline-level="2">🗂 Struttura delle cartelle</text:h>
      <text:p text:style-name="Text_20_body">Facciamo così:</text:p>
      <text:p text:style-name="Preformatted_20_Text">bash</text:p>
      <text:p text:style-name="Preformatted_20_Text">CopiaModifica</text:p>
      <text:p text:style-name="P5"><text:span text:style-name="Source_20_Text">/db-docker</text:span></text:p>
      <text:p text:style-name="P7"><text:span text:style-name="Source_20_Text">├── docker-compose.yml</text:span></text:p>
      <text:p text:style-name="P8"><text:span text:style-name="Source_20_Text">├── init.sql</text:span></text:p>
      <text:list text:style-name="L1">
        <text:list-item>
          <text:p text:style-name="P12"><text:span text:style-name="Source_20_Text">init.sql</text:span>: è il dump del tuo database esportato (puoi usare <text:span text:style-name="Source_20_Text">pg_dump</text:span> come ti ho mostrato prima).</text:p>
        </text:list-item>
        <text:list-item>
          <text:p text:style-name="P12"><text:span text:style-name="Source_20_Text">docker-compose.yml</text:span>: definisce il servizio PostgreSQL.</text:p>
        </text:list-item>
      </text:list>
      <text:p text:style-name="Horizontal_20_Line"/>
      <text:h text:style-name="Heading_20_2" text:outline-level="2">📄 <text:span text:style-name="Source_20_Text">init.sql</text:span></text:h>
      <text:p text:style-name="Text_20_body">Assicurati che questo file contenga l’intero dump SQL, esportato da:</text:p>
      <text:p text:style-name="Preformatted_20_Text">bash</text:p>
      <text:p text:style-name="Preformatted_20_Text">CopiaModifica</text:p>
      <text:p text:style-name="P6"><text:span text:style-name="Source_20_Text">pg_dump -U tuo_utente -h localhost -d nome_database &gt; init.sql</text:span></text:p>
      <text:p text:style-name="Horizontal_20_Line"/>
      <text:h text:style-name="Heading_20_2" text:outline-level="2">⚙️ <text:span text:style-name="Source_20_Text">docker-compose.yml</text:span></text:h>
      <text:p text:style-name="Text_20_body">Ecco un esempio completo:</text:p>
      <text:p text:style-name="Preformatted_20_Text">yaml</text:p>
      <text:p text:style-name="Preformatted_20_Text">CopiaModifica</text:p>
      <text:p text:style-name="P5"><text:span text:style-name="Source_20_Text">version: '3.9'</text:span></text:p>
      <text:p text:style-name="P7"/>
      <text:p text:style-name="P7"><text:span text:style-name="Source_20_Text">services:</text:span></text:p>
      <text:p text:style-name="P7"><text:span text:style-name="Source_20_Text"><text:s text:c="2"/>db:</text:span></text:p>
      <text:p text:style-name="P7"><text:span text:style-name="Source_20_Text"><text:s text:c="4"/>image: postgres:16</text:span></text:p>
      <text:p text:style-name="P7"><text:span text:style-name="Source_20_Text"><text:s text:c="4"/>container_name: pg-dump-container</text:span></text:p>
      <text:p text:style-name="P7"><text:span text:style-name="Source_20_Text"><text:s text:c="4"/>environment:</text:span></text:p>
      <text:p text:style-name="P7"><text:span text:style-name="Source_20_Text"><text:s text:c="6"/>POSTGRES_DB: nome_database</text:span></text:p>
      <text:p text:style-name="P7"><text:span text:style-name="Source_20_Text"><text:s text:c="6"/>POSTGRES_USER: tuo_utente</text:span></text:p>
      <text:p text:style-name="P7"><text:span text:style-name="Source_20_Text"><text:s text:c="6"/>POSTGRES_PASSWORD: tuapassword</text:span></text:p>
      <text:p text:style-name="P7"><text:span text:style-name="Source_20_Text"><text:s text:c="4"/>ports:</text:span></text:p>
      <text:p text:style-name="P7"><text:span text:style-name="Source_20_Text"><text:s text:c="6"/>- "5432:5432"</text:span></text:p>
      <text:p text:style-name="P7"><text:span text:style-name="Source_20_Text"><text:s text:c="4"/>volumes:</text:span></text:p>
      <text:p text:style-name="P8"><text:span text:style-name="Source_20_Text"><text:s text:c="6"/>- ./init.sql:/docker-entrypoint-initdb.d/init.sql:ro</text:span></text:p>
      <text:p text:style-name="Horizontal_20_Line"/>
      <text:h text:style-name="Heading_20_2" text:outline-level="2"><text:soft-page-break/>🚀 Avvio del container</text:h>
      <text:p text:style-name="Text_20_body">Avvia tutto con:</text:p>
      <text:p text:style-name="Preformatted_20_Text">bash</text:p>
      <text:p text:style-name="Preformatted_20_Text">CopiaModifica</text:p>
      <text:p text:style-name="P6"><text:span text:style-name="Source_20_Text">docker-compose up -d</text:span></text:p>
      <text:p text:style-name="Text_20_body">Il container partirà, inizializzerà PostgreSQL con il contenuto del tuo <text:span text:style-name="Source_20_Text">init.sql</text:span>, e sarà disponibile su <text:span text:style-name="Source_20_Text">localhost:5432</text:span>.</text:p>
      <text:p text:style-name="Quotations"><text:span text:style-name="Strong_20_Emphasis">Attenzione</text:span>: lo script <text:span text:style-name="Source_20_Text">init.sql</text:span> viene eseguito <text:span text:style-name="Strong_20_Emphasis">solo al primo avvio del container</text:span>. Se il volume persistente è già stato creato, non verrà rieseguito a meno che non rimuovi il volume associato (o il container stesso).</text:p>
      <text:p text:style-name="Horizontal_20_Line"/>
      <text:h text:style-name="Heading_20_2" text:outline-level="2">🔁 Pulizia (opzionale)</text:h>
      <text:p text:style-name="Text_20_body">Se vuoi forzare la reinizializzazione del database (es. dopo modifiche a <text:span text:style-name="Source_20_Text">init.sql</text:span>):</text:p>
      <text:p text:style-name="Preformatted_20_Text">bash</text:p>
      <text:p text:style-name="Preformatted_20_Text">CopiaModifica</text:p>
      <text:p text:style-name="P5"><text:span text:style-name="Source_20_Text">docker-compose down -v <text:s/># rimuove anche i volumi</text:span></text:p>
      <text:p text:style-name="P8"><text:span text:style-name="Source_20_Text">docker-compose up -d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9:52:38.784451591</meta:creation-date>
    <dc:date>2025-04-19T20:11:44.367981274</dc:date>
    <meta:editing-duration>PT19M5S</meta:editing-duration>
    <meta:editing-cycles>5</meta:editing-cycles>
    <meta:generator>LibreOffice/24.2.7.2$Linux_X86_64 LibreOffice_project/420$Build-2</meta:generator>
    <meta:document-statistic meta:table-count="2" meta:image-count="0" meta:object-count="0" meta:page-count="6" meta:paragraph-count="136" meta:word-count="776" meta:character-count="5329" meta:non-whitespace-character-count="4647"/>
  </office:meta>
</office:document-meta>
</file>